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7mm"/>
    </style:style>
    <style:style style:name="co2" style:family="table-column">
      <style:table-column-properties fo:break-before="auto" style:column-width="47.73mm"/>
    </style:style>
    <style:style style:name="co3" style:family="table-column">
      <style:table-column-properties fo:break-before="auto" style:column-width="111.46mm"/>
    </style:style>
    <style:style style:name="co4" style:family="table-column">
      <style:table-column-properties fo:break-before="auto" style:column-width="34.2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45.67mm"/>
    </style:style>
    <style:style style:name="co7" style:family="table-column">
      <style:table-column-properties fo:break-before="auto" style:column-width="82.27mm"/>
    </style:style>
    <style:style style:name="co8" style:family="table-column">
      <style:table-column-properties fo:break-before="auto" style:column-width="24.4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9.7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J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column table:style-name="co8" table:number-columns-repeated="1001" table:default-cell-style-name="Default"/>
        <table:table-row table:style-name="ro1">
          <table:table-cell table:style-name="ce1" office:value-type="string" calcext:value-type="string">
            <text:p>Kalaallisut</text:p>
          </table:table-cell>
          <table:table-cell table:style-name="ce8" office:value-type="string" calcext:value-type="string">
            <text:p>Suussusia</text:p>
          </table:table-cell>
          <table:table-cell table:style-name="ce10" office:value-type="string" calcext:value-type="string">
            <text:p>Tuluttuua</text:p>
          </table:table-cell>
          <table:table-cell table:style-name="ce8" office:value-type="string" calcext:value-type="string">
            <text:p>Assersuut kalaallisut</text:p>
          </table:table-cell>
          <table:table-cell table:style-name="ce13" office:value-type="string" calcext:value-type="string">
            <text:p>Assersuut tuluttut</text:p>
          </table:table-cell>
          <table:table-cell table:style-name="ce15" office:value-type="string" calcext:value-type="string">
            <text:p>Nassuiaat/explanation</text:p>
          </table:table-cell>
          <table:table-cell table:style-name="ce16" table:number-columns-repeated="17"/>
          <table:table-cell table:number-columns-repeated="1001"/>
        </table:table-row>
        <table:table-row table:style-name="ro2">
          <table:table-cell table:style-name="ce2" office:value-type="string" calcext:value-type="string">
            <text:p>jaguari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jaguar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3" office:value-type="string" calcext:value-type="string">
            <text:p>jakke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jacket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3" office:value-type="string" calcext:value-type="string">
            <text:p>jakke anorisiut 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windbreaker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3" office:value-type="string" calcext:value-type="string">
            <text:p>januaari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January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3" office:value-type="string" calcext:value-type="string">
            <text:p>jazzi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jazz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jazzileritooq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jazz fan, jazzentusiast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3" office:value-type="string" calcext:value-type="string">
            <text:p>Jiisusi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Jesus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3" office:value-type="string" calcext:value-type="string">
            <text:p>jogurti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yoghurt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3" office:value-type="string" calcext:value-type="string">
            <text:p>jordbæri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strawberry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3">
          <table:table-cell table:style-name="ce2" office:value-type="string" calcext:value-type="string">
            <text:p>jorngoq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nephew, niece, sister's child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3" office:value-type="string" calcext:value-type="string">
            <text:p>journalisti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journalist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3" office:value-type="string" calcext:value-type="string">
            <text:p>julefrimærke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Christmas postage stamp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3" office:value-type="string" calcext:value-type="string">
            <text:p>julekorti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Christmas card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3" office:value-type="string" calcext:value-type="string">
            <text:p>julemærke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Christmas postage stamp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3" office:value-type="string" calcext:value-type="string">
            <text:p>juristi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jurist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3" office:value-type="string" calcext:value-type="string">
            <text:p>juujooq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yoyo 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3">
          <table:table-cell table:style-name="ce2" office:value-type="string" calcext:value-type="string">
            <text:p>juujoortorpaa</text:p>
          </table:table-cell>
          <table:table-cell table:style-name="ce9" office:value-type="string" calcext:value-type="string">
            <text:p>oqaluut susalik</text:p>
          </table:table-cell>
          <table:table-cell table:style-name="ce11" office:value-type="string" calcext:value-type="string">
            <text:p>teases him/her by saying "yoo,yoo";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3" office:value-type="string" calcext:value-type="string">
            <text:p>juuli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July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3" office:value-type="string" calcext:value-type="string">
            <text:p>juulimaaq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Santa Claus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3" office:value-type="string" calcext:value-type="string">
            <text:p>juullerpalaarneq</text:p>
          </table:table-cell>
          <table:table-cell table:style-name="ce9" office:value-type="string" calcext:value-type="string">
            <text:p>taggit</text:p>
          </table:table-cell>
          <table:table-cell table:style-name="ce11"/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juullerujussuaq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first day of Chrismas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4" office:value-type="string" calcext:value-type="string">
            <text:p>juulli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Christmas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4" office:value-type="string" calcext:value-type="string">
            <text:p>juulliaraq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Christmas Eve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4" office:value-type="string" calcext:value-type="string">
            <text:p>juulliaraq aqaguppoq</text:p>
          </table:table-cell>
          <table:table-cell table:style-name="ce9" office:value-type="string" calcext:value-type="string">
            <text:p>oqaluut susaatsoq</text:p>
          </table:table-cell>
          <table:table-cell table:style-name="ce11" office:value-type="string" calcext:value-type="string">
            <text:p>it is Christmas Eve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5" office:value-type="string" calcext:value-type="string">
            <text:p>juullikkunni</text:p>
          </table:table-cell>
          <table:table-cell table:style-name="ce9" office:value-type="string" calcext:value-type="string">
            <text:p>taggit qasseersiut</text:p>
          </table:table-cell>
          <table:table-cell table:style-name="ce11" office:value-type="string" calcext:value-type="string">
            <text:p>Christmas time, Yuletide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5" office:value-type="string" calcext:value-type="string">
            <text:p>juullimi pilluarit!</text:p>
          </table:table-cell>
          <table:table-cell table:style-name="ce9" office:value-type="string" calcext:value-type="string">
            <text:p>oqaluut susaatsoq</text:p>
          </table:table-cell>
          <table:table-cell table:style-name="ce11" office:value-type="string" calcext:value-type="string">
            <text:p>Merry Christmas!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5" office:value-type="string" calcext:value-type="string">
            <text:p>juullimi tunissut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Christmas present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5" office:value-type="string" calcext:value-type="string">
            <text:p>juullimi tusarnaartitsineq 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Christmas concert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5" office:value-type="string" calcext:value-type="string">
            <text:p>juullimut mappersagaq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Advent calendar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5" office:value-type="string" calcext:value-type="string">
            <text:p>juullip-aappaa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second day of Chrismas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5" office:value-type="string" calcext:value-type="string">
            <text:p>juullip-inua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Santa Claus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5" office:value-type="string" calcext:value-type="string">
            <text:p>juullip-ulloriaa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Star of Bethlehem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5" office:value-type="string" calcext:value-type="string">
            <text:p>juullip-ullua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Christmas Day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5" office:value-type="string" calcext:value-type="string">
            <text:p>juullisiorluarit!</text:p>
          </table:table-cell>
          <table:table-cell table:style-name="ce9" office:value-type="string" calcext:value-type="string">
            <text:p>oqaluut susaatsoq</text:p>
          </table:table-cell>
          <table:table-cell table:style-name="ce11" office:value-type="string" calcext:value-type="string">
            <text:p>Merry Christmas!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5" office:value-type="string" calcext:value-type="string">
            <text:p>juullisiorpoq</text:p>
          </table:table-cell>
          <table:table-cell table:style-name="ce9" office:value-type="string" calcext:value-type="string">
            <text:p>oqaluut susaatsoq</text:p>
          </table:table-cell>
          <table:table-cell table:style-name="ce11" office:value-type="string" calcext:value-type="string">
            <text:p>celebrates Christmas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5" office:value-type="string" calcext:value-type="string">
            <text:p>juullisiut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Christmas carol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5" office:value-type="string" calcext:value-type="string">
            <text:p>juullisiutit</text:p>
          </table:table-cell>
          <table:table-cell table:style-name="ce9" office:value-type="string" calcext:value-type="string">
            <text:p>taggit qasseersiut</text:p>
          </table:table-cell>
          <table:table-cell table:style-name="ce11" office:value-type="string" calcext:value-type="string">
            <text:p>Christmas dinner</text:p>
          </table:table-cell>
          <table:table-cell table:style-name="ce12" office:value-type="string" calcext:value-type="string">
            <text:p>nerisat juullisiutit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5" office:value-type="string" calcext:value-type="string">
            <text:p>juumooq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midwife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5" office:value-type="string" calcext:value-type="string">
            <text:p>juuni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June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5" office:value-type="string" calcext:value-type="string">
            <text:p>juuti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Jew, Jewish person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5" office:value-type="string" calcext:value-type="string">
            <text:p>juutiussuseq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Jewry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5" office:value-type="string" calcext:value-type="string">
            <text:p>jævnstrømmi</text:p>
          </table:table-cell>
          <table:table-cell table:style-name="ce9" office:value-type="string" calcext:value-type="string">
            <text:p>taggit</text:p>
          </table:table-cell>
          <table:table-cell table:style-name="ce11" office:value-type="string" calcext:value-type="string">
            <text:p>direct current, DC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2">
          <table:table-cell table:style-name="ce6"/>
          <table:table-cell table:style-name="ce7"/>
          <table:table-cell table:style-name="ce11"/>
          <table:table-cell table:style-name="ce7"/>
          <table:table-cell table:style-name="ce14"/>
          <table:table-cell table:number-columns-repeated="1019"/>
        </table:table-row>
        <table:table-row table:style-name="ro2" table:number-rows-repeated="1054">
          <table:table-cell table:style-name="ce7" table:number-columns-repeated="2"/>
          <table:table-cell table:style-name="ce11"/>
          <table:table-cell table:style-name="ce7"/>
          <table:table-cell table:style-name="ce14"/>
          <table:table-cell table:number-columns-repeated="1019"/>
        </table:table-row>
        <table:table-row table:style-name="ro4" table:number-rows-repeated="104747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7" number:language="da" number:country="DK">
      <number:text>kr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8" number:language="da" number:country="DK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09" number:language="da" number:country="DK">
      <number:text>kr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0" number:language="da" number:country="DK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10112" number:language="da" number:country="DK">
      <number:month number:textual="true"/>
      <number:text>-</number:text>
      <number:year/>
    </number:date-style>
    <number:time-style style:name="N10113" number:language="da" number:country="DK">
      <number:hours/>
      <number:text>:</number:text>
      <number:minutes number:style="long"/>
      <number:text> </number:text>
      <number:am-pm/>
    </number:time-style>
    <number:time-style style:name="N10114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a" number:country="DK">
      <number:number number:decimal-places="0" loext:min-decimal-places="0" number:min-integer-digits="1" number:grouping="true"/>
    </number:number-style>
    <number:number-style style:name="N10116" number:language="da" number:country="DK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da" number:country="DK">
      <number:number number:decimal-places="0" loext:min-decimal-places="0" number:min-integer-digits="1" number:grouping="true"/>
    </number:number-style>
    <number:number-style style:name="N10117" number:language="da" number:country="DK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da" number:country="DK">
      <number:number number:decimal-places="2" loext:min-decimal-places="2" number:min-integer-digits="1" number:grouping="true"/>
    </number:number-style>
    <number:number-style style:name="N10118" number:language="da" number:country="DK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da" number:country="DK">
      <number:number number:decimal-places="2" loext:min-decimal-places="2" number:min-integer-digits="1" number:grouping="true"/>
    </number:number-style>
    <number:number-style style:name="N10119" number:language="da" number:country="DK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da" number:country="DK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da" number:country="DK">
      <loext:text> </loext:text>
      <loext:fill-character> </loext:fill-character>
      <number:text>- </number:text>
    </number:number-style>
    <number:text-style style:name="N10120" number:language="da" number:country="DK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a" number:country="DK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da" number:country="DK">
      <loext:text> kr </loext:text>
      <loext:fill-character> </loext:fill-character>
      <number:text>- </number:text>
    </number:number-style>
    <number:text-style style:name="N10121" number:language="da" number:country="DK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a" number:country="DK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da" number:country="DK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da" number:country="DK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a" number:country="DK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da" number:country="DK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da" number:country="DK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" style:display-name="PageStyle_J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qaasileriffik</meta:initial-creator>
    <meta:creation-date>2017-05-23T13:40:19</meta:creation-date>
    <dc:date>2020-05-07T17:48:27.415547952</dc:date>
    <meta:generator>LibreOffice/5.0.4.2$MacOSX_X86_64 LibreOffice_project/2b9802c1994aa0b7dc6079e128979269cf95bc78</meta:generator>
    <meta:editing-duration>PT2M15S</meta:editing-duration>
    <meta:editing-cycles>2</meta:editing-cycles>
    <meta:document-statistic meta:table-count="1" meta:cell-count="1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